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officeooo:paragraph-rsid="001c5483"/>
    </style:style>
    <style:style style:name="P3" style:family="paragraph" style:parent-style-name="Standard">
      <style:paragraph-properties fo:margin-top="0cm" fo:margin-bottom="0cm" loext:contextual-spacing="false" fo:line-height="100%"/>
      <style:text-properties officeooo:rsid="001c5483" officeooo:paragraph-rsid="001c5483"/>
    </style:style>
    <style:style style:name="P4" style:family="paragraph" style:parent-style-name="Standard">
      <style:paragraph-properties fo:margin-top="0cm" fo:margin-bottom="0cm" loext:contextual-spacing="false" fo:line-height="100%"/>
      <style:text-properties officeooo:rsid="001c5483" officeooo:paragraph-rsid="001d4a3f"/>
    </style:style>
    <style:style style:name="P5" style:family="paragraph" style:parent-style-name="Text_20_body">
      <style:paragraph-properties fo:margin-top="0cm" fo:margin-bottom="0cm" loext:contextual-spacing="false" fo:line-height="100%"/>
      <style:text-properties officeooo:paragraph-rsid="001c5483"/>
    </style:style>
    <style:style style:name="P6" style:family="paragraph" style:parent-style-name="Heading_20_1">
      <style:paragraph-properties fo:margin-top="0cm" fo:margin-bottom="0cm" loext:contextual-spacing="false" fo:line-height="100%"/>
      <style:text-properties officeooo:paragraph-rsid="001c5483"/>
    </style:style>
    <style:style style:name="T1" style:family="text">
      <style:text-properties officeooo:rsid="001d4a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près la chute d’Omar Al-Bachir, la confusion règne au Soudan</text:h>
      <text:p text:style-name="Text_20_body">Le pays est-il engagé dans une forme de transformation ou, déjà, englué dans une forme sophistiquée de restauration ? La question fait l’objet d’une lutte complexe pour déterminer les fondamentaux qui vont présider à la suite des événements. </text:p>
      <text:p text:style-name="Text_20_body">Par Jean-Philippe Rémy Publié le 15 avril 2019 à 06h30 - Mis à jour le 15 avril 2019 à 10h45 </text:p>
      <text:p text:style-name="P5"/>
      <text:p text:style-name="P5"/>
      <text:p text:style-name="P5">A bien regarder le profil des généraux qui, au sein du Conseil militaire de transition (TMC), doivent influer sur la manière dont va être géré le Soudan après le départ du président Omar Al-Bachir, il est raisonnable de se demander si le pays est, bel et bien, engagé dans une forme de transformation ou, déjà, englué dans une forme sophistiquée de restauration. La question, lundi 15 avril, demeure ouverte, objet d’une lutte complexe pour déterminer les fondamentaux qui vont présider à la suite des événements.</text:p>
      <text:p text:style-name="Text_20_body">A la tête du TMC – groupe de dix officiers supérieurs formé à la hâte quand il est devenu évident que, <text:a xlink:type="simple" xlink:href="https://www.lemonde.fr/afrique/article/2019/04/11/au-soudan-le-president-bachir-renverse-par-l-armee_5448989_3212.html" text:style-name="Internet_20_link" text:visited-style-name="Visited_20_Internet_20_Link">face à la pression de la rue, Omar Al-Bachir devait quitter le pouvoir</text:a> –, le général Abdel Fattah Al-Burhan Abdelrahmane a pour lui d’être peu connu du public. Cela lui rend la vie moins difficile que celle de son prédécesseur à la tête de ce qui, dans un premier, ressemblait à une junte en bonne et due forme : <text:a xlink:type="simple" xlink:href="https://www.lemonde.fr/international/article/2019/04/12/soudan-les-militaires-au-pouvoir-assurent-que-le-futur-gouvernement-sera-un-gouvernement-civil_5449307_3210.html" text:style-name="Internet_20_link" text:visited-style-name="Visited_20_Internet_20_Link">le général Ibn Aouf avait été contraint à la démission, une journée seulement après la chute d’Omar Al-Bachir</text:a>.</text:p>
      <text:p text:style-name="Text_20_body">Depuis, il est censé avoir été mis à la retraite. Cet homme incarne plus les travers des généraux du régime Bachir que les espoirs des manifestants, ou ceux de l’Association des professionnels du Soudan (SPA). La SPA fait partie d’une coalition, la Déclaration pour la liberté et le changement, qui appelle à continuer de manifester, tant il est clair que l’épreuve de force n’est pas terminée.</text:p>
      <text:p text:style-name="Text_20_body">Lire aussi <text:a xlink:type="simple" xlink:href="https://www.lemonde.fr/afrique/article/2019/04/14/pour-le-chercheur-jean-nicolas-bach-le-soudan-tient-son-printemps_5450054_3212.html" text:style-name="Internet_20_link" text:visited-style-name="Visited_20_Internet_20_Link">« Au vu de l’ampleur et de l’ancrage des mobilisations, le Soudan tient son printemps »</text:a> </text:p>
      <text:h text:style-name="Heading_20_2" text:outline-level="2">Véritables intentions de l’armée</text:h>
      <text:p text:style-name="Text_20_body">Le TMC, depuis samedi, consulte les forces politiques du pays, afin de déterminer la forme constitutionnelle à donner à la transition. Il s’efforce aussi de neutraliser le NISS (les services secrets). Les généraux penchent en réalité pour conserver la haute main sur le pouvoir, tout en consentant à ce qu’un gouvernement civil, sous la direction d’un premier ministre, soit nommé. La Déclaration pour la liberté et le changement exigeait que le Soudan soit dirigé par un président, civil bien entendu. Mais si une formule avec un premier ministre devrait peut-être retenue, il faudrait pour cela s’entendre sur un nom. Mais les militaires ont organisé, dimanche, une consultation avec des partis qui s’étaient compromis avec l’ancien régime, et qui brouillent les cartes, en poussant plusieurs candidatures.</text:p>
      <text:p text:style-name="Text_20_body">C’est le premier blocage de la situation. Il est d’autant plus difficile à résoudre qu’il y a une ambiguïté fondamentale, concernant les véritables intentions de l’armée. <text:span text:style-name="Emphasis">« Soyons clairs : ce sont les généraux de Bachir. On ne pouvait, jusqu’ici, accéder à un poste de commandement sans être un proche du régime, et bénéficier d’une confiance absolue,</text:span> rappelle Suliman Baldo, conseiller de l’ONG de défense des droits de l’homme <text:span text:style-name="Emphasis">Enough</text:span>, avant de préciser : <text:span text:style-name="Emphasis">Ils sont à présent dans une </text:span><text:soft-page-break/><text:span text:style-name="Emphasis">position historique de choix entre le démantèlement d’un régime dont ils étaient les piliers ou de prolonger ce régime sous une autre forme. » </text:span></text:p>
      <text:h text:style-name="Heading_20_2" text:outline-level="2">Le NISS, tous les abus du pouvoir</text:h>
      <text:p text:style-name="Text_20_body">Pour introduire une rupture claire avec le passé, la Déclaration pour la liberté et le changement a publié un plan en neuf points. Il devra faire l’objet de négociation dans les jours à venir. Tout semble encore possible. Déjà, sous la pression de la rue, de la SPA et de leurs alliés, les membres du Conseil militaire ont commencé à mener une dé-Bachirisation précautionneuse. Les responsables de la contestation arrêtés depuis le début des manifestations, les activistes, les manifestants ou les passants raflés au hasard qui encombraient les prisons et centres secrets de détention, sont tous en voie de recouvrer leur liberté.</text:p>
      <text:p text:style-name="Text_20_body">Lire aussi <text:a xlink:type="simple" xlink:href="https://www.lemonde.fr/afrique/article/2019/04/13/les-origines-de-la-revolte-soudanaise_5449826_3212.html" text:style-name="Internet_20_link" text:visited-style-name="Visited_20_Internet_20_Link">Les origines de la révolte soudanaise</text:a> </text:p>
      <text:p text:style-name="Text_20_body">Parmi les décisions, annoncées dans la soirée du dimanche 14 avril, figure aussi la saisie des avoirs du parti du Congrès national (NCP), au pouvoir jusqu’ici. Pendant le week-end, une partie des principales installations du NISS, les services de sécurité et de renseignement, a été investie par les militaires. Mais la rupture avec l’ordre précédent est loin d’être nette. Le général Aouad Mohamed Ahmed Ibn Aouf – nommé à la chute d’Omar Al-Bachir à la tête du TMC – était un proche du chef du NISS, Salah Gosh. Ce dernier, depuis qu’il est revenu à la tête de cette institution, après en avoir été écarté lors d’une période de disgrâce, trônait sur une organisation qui absorbe la plus grande partie du budget de l’état et peut compter sur des dizaines de milliers d’agents armés.</text:p>
      <text:p text:style-name="Text_20_body">Le NISS incarnait tous les abus du pouvoir soudanais. L’idée de conserver, dans l’ombre du général Ibn Aouf, l’influence d’un Salah Gosh omnipotent, était intolérable pour les responsables de la contestation. Après avoir été contraint à démissionner samedi, Salah Gosh a pris sa retraite dimanche, mais n’a pas été inquiété. Les responsables de la Déclaration pour la liberté et le changement exigent qu’une centaine de personnes impliquées aussi bien dans les violences au quotidien, les abus de pouvoir au sein du NCP ou les massacres au Darfour, devraient être arrêtées.</text:p>
      <text:h text:style-name="Heading_20_2" text:outline-level="2">Héros du mouvement de contestation</text:h>
      <text:p text:style-name="Text_20_body">Dans un premier temps, la rage s’est dirigée contre le NISS. Pendant le week-end, la population, surtout au Darfour, s’est retournée contre leurs bureaux dans plusieurs villes : Golo, Zelingei, Kas, Mornei, et enfin Nertiti, où le responsable de l’administration, durant la phase de violences dans la région pendant les années 2000, n’était autre que le général Al-Burhan, qui préside désormais le TMC. Ce dernier est moins connu du grand public que le général Ibn Aouf. Mais non seulement Abdel Fattah Al-Burhan a fait partie du groupe des responsables militaires qui ont élaboré la politique de répression au Darfour (300 000 morts selon les Nations unies), mais il a continué à jouer un rôle après le pic des massacres, notamment en contribuant à accompagner la progression dans l’appareil sécuritaire d’un homme, Muhammad Hamdan Daglo dit « Hemetti », en remplacement de l’ex-leader des janjawids, Musa Hilal.</text:p>
      <text:p text:style-name="Text_20_body">Les janjawids, ex-milices recrutées parmi les tribus arabes, et chargés de la politique de terre brûlée au Darfour, ont été intégrés dans des unités placées sous l’autorité du NISS, puis de l’armée. Regroupés dans une Force de soutien rapide (RSF), ils ont été déployés le long des frontières, <text:soft-page-break/>bénéficiant du plan élaboré par le Soudan avec des pays européens – dont la France – pour bloquer le passage de migrants, tandis que des milliers d’entre eux étaient envoyés combattre aux côtés de la coalition emmenée par l’Arabie saoudite dans la guerre au Yémen.</text:p>
      <text:p text:style-name="Text_20_body">Article réservé à nos abonnés Lire aussi <text:a xlink:type="simple" xlink:href="https://www.lemonde.fr/afrique/article/2019/04/12/soudan-la-mecanique-d-un-desastre_5449381_3212.html" text:style-name="Internet_20_link" text:visited-style-name="Visited_20_Internet_20_Link">Comment le Soudan a sombré pendant les trente ans de pouvoir d’Al-Bachir</text:a> </text:p>
      <text:p text:style-name="Text_20_body">Or, le colonel Hemetti est désormais numéro deux du TMC. Il a retenu ses forces lors des dernières phases de répression des manifestants, a même enregistré une vidéo pour affirmer qu’il ne lâcherait pas ses troupes sur la foule occupant le centre de Khartoum, et fait figure, dans l’immédiat, de héros du mouvement de contestation. Dans ses nouvelles fonctions, il a reçu le chargé d’affaire américain. Les deux hommes qui dirigent le conseil militaire ont donc en commun de s’être connus au Darfour, avant de poursuivre ensemble des intérêts qui les ont amenés à se rapprocher de l’Arabie saoudite et les Emirats arabes unis. Samedi, une fois rendue publique la nomination du général Al-Burhan à la tête du TMC, Riyad a annoncé un plan d’urgence pour le Soudan, avec promesse de livraison de blé, de pétrole et de produits pharmaceutique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ian </meta:initial-creator>
    <meta:creation-date>2019-04-18T11:02:25.363326750</meta:creation-date>
    <dc:date>2019-04-18T12:27:44.325473776</dc:date>
    <dc:creator>debian </dc:creator>
    <meta:editing-duration>PT39M37S</meta:editing-duration>
    <meta:editing-cycles>1</meta:editing-cycles>
    <meta:document-statistic meta:table-count="0" meta:image-count="0" meta:object-count="0" meta:page-count="3" meta:paragraph-count="20" meta:word-count="1307" meta:character-count="7923" meta:non-whitespace-character-count="6625"/>
    <meta:generator>LibreOffice/4.3.3.2$Linux_X86_64 LibreOffice_project/430m0$Build-2</meta:generator>
  </office:meta>
</office:document-meta>
</file>